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top="0cm" fo:margin-bottom="0.25cm" fo:text-align="center" style:justify-single-word="false" style:page-number="auto"/>
      <style:text-properties style:font-name="Times New Roman" fo:font-size="14pt" style:text-underline-style="solid" style:text-underline-width="auto" style:text-underline-color="font-color" style:font-size-asian="14pt" style:font-size-complex="14pt"/>
    </style:style>
    <style:style style:name="P2" style:family="paragraph" style:parent-style-name="Standard">
      <style:paragraph-properties fo:margin-top="0cm" fo:margin-bottom="0.25cm" fo:text-align="start" style:justify-single-word="false"/>
      <style:text-properties style:font-name="Times New Roman" fo:font-size="12pt" style:font-size-asian="12pt" style:font-size-complex="12pt"/>
    </style:style>
    <style:style style:name="P3" style:family="paragraph" style:parent-style-name="Standard">
      <style:paragraph-properties fo:margin-top="0cm" fo:margin-bottom="0.25cm" fo:text-align="start"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list-style-name="L1">
      <style:paragraph-properties fo:margin-top="0cm" fo:margin-bottom="0.15cm" fo:text-align="start" style:justify-single-word="false"/>
      <style:text-properties style:font-name="Times New Roman"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text:p>
      <text:p text:style-name="P2">Nous avons choisi de créer un jeu MOTUS que nous avons nommé WOTUS.</text:p>
      <text:p text:style-name="P3">L'équipe :</text:p>
      <text:list xml:id="list1370481845260618867" text:style-name="L1">
        <text:list-item>
          <text:p text:style-name="P4">Dylan LHORENS (Dystoche)</text:p>
        </text:list-item>
        <text:list-item>
          <text:p text:style-name="P4">Romaric LECOEUR (Rokette)</text:p>
        </text:list-item>
        <text:list-item>
          <text:p text:style-name="P4">Mélissa LERAY (TagadaMeli27)</text:p>
        </text:list-item>
        <text:list-item>
          <text:p text:style-name="P4">Marjolaine LEVIONNAIS (marjolaineL et Levionnais Marjolaine)</text:p>
        </text:list-item>
      </text:list>
      <text:p text:style-name="P3"/>
      <text:p text:style-name="P3">URL du projet sur github :</text:p>
      <text:p text:style-name="P2"><text:a xlink:type="simple" xlink:href="https://github.com/TagadaMeli27/Wotus.git" text:style-name="Internet_20_link" text:visited-style-name="Visited_20_Internet_20_Link">https://github.com/TagadaMeli27/Wotus.git</text:a></text:p>
      <text:p text:style-name="P2"/>
      <text:p text:style-name="P3">Les fonctionnalités mises en place :</text:p>
      <text:p text:style-name="P2">Nous avons mis en place une page d'accueil qui permet d'accéder au jeu, de voir les règles du jeu ainsi que les mentions légales (non accessible pour le moment).</text:p>
      <text:p text:style-name="P2">Le jeu est programmé pour être joué avec des mots de 8 lettres cependant il suffit de changer une seule variable pour changer le nombre de lettres du jeu. Nous n'avons pas crée la possibilité du joueur de choisir un mode de jeu car nous avons fait une base de données de mots de 8 lettres seulement.</text:p>
      <text:p text:style-name="P2">Quand le joueur clique sur le bouton « Jouer », il arrive sur la page du jeu en lui même. On y retrouve un champs de saisie où le joueur peut rentrer un mot ainsi que l'affichage d'un tableau. </text:p>
      <text:p text:style-name="P2">Dans ce tableau nous retrouvons dans la première ligne le mot à trouver, qui est affiché avec seulement une lettre. Le but est de retrouver le mot à partir de cette lettre et des indications couleurs. </text:p>
      <text:p text:style-name="P2">Pour cela le joueur saisi dans le champs prévu à cet effet un mot de 8 lettres. Si le joueur entre un mot qui ne contient pas 8 lettres une alerte est émise et invite le joueur à changer sa saisie.</text:p>
      <text:p text:style-name="P2">Une fois que le joueur valide un mot de 8 lettres, celui-ci s'affiche dans le tableau dans la ligne n+1. Les lettres qui correspondent aux lettres du mot à deviner à la même place sont affichés dans une case verte, ceux qui correspondent mais pas à la même place en jaune et les lettres qui ne correspondent pas du tout en rouge.</text:p>
      <text:p text:style-name="P2">Le joueur a 6 essais pour trouver le bon mot.</text:p>
      <text:p text:style-name="P2"/>
      <text:p text:style-name="P3">Les techniques choisies :</text:p>
      <text:p text:style-name="P2">Nous avons utilisé différents langages de programmations tels que le html, le css, le javascript et le php. Nous avons également utilisé un framework, jquery. </text:p>
      <text:p text:style-name="P2"><text:soft-page-break/>De plus nous avons eu besoin de mettre en place une base de données ainsi que des sessions gérées en php afin de suivre l'évolution de la partie et avoir accès aux données de base tel que le mot tiré au sort au départ ou le mot « brouillé » qui contient les lettres trouvées. Nous avons aussi recours à ajax afin de mettre à jour seulement la grille de jeu quand le joueur saisi un mot, les données que ajax récupère sont formatées en json.</text:p>
      <text:p text:style-name="P2"/>
      <text:p text:style-name="P3">Organisation du groupe :</text:p>
      <text:p text:style-name="P2">Dylan a fait la partie front-end avec le style des pages, ainsi que les fonctionnalités de la page d'accueil. Marjolaine s'est occupée de la base de données avec tous les mots de 8 lettres. Romaric et Mélissa se sont penchés sur le back-end avec les fonctionnalités de jeu. Mélissa a fait la partie ajax et initialisation de la partie, tandis que Romaric s'est occupé du traitement des données du jeu (tests des lettres, conditions de victoire / défaite, ...).</text:p>
      <text:p text:style-name="P2"/>
      <text:p text:style-name="P3">Les difficultés rencontrées :</text:p>
      <text:p text:style-name="P2">La prise en main de git n'a pas été facile, mais avec un support sur lequel regarder la syntaxe des commandes, on a pu s'en sortir.</text:p>
      <text:p text:style-name="P2">On a rencontré des complications avec le dépôt distant alors que tout le monde était ajouté en tant que contributeur. Nous avons fini par trouver la solution : cloner le dépôt au départ pour ensuite pouvoir travailler dessus normalement.</text:p>
      <text:p text:style-name="P2">Le fait de devoir éviter de naviguer entre plusieurs petites fonctionnalités à fixer ou à créer et à se concentrer sur une seule n'a pas toujours été facile.</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se au Point</meta:initial-creator>
    <meta:editing-cycles>30</meta:editing-cycles>
    <meta:creation-date>2021-02-02T15:59:00</meta:creation-date>
    <dc:date>2021-02-10T17:52:54.02</dc:date>
    <meta:editing-duration>PT1H35M24S</meta:editing-duration>
    <meta:generator>OpenOffice/4.1.3$Win32 OpenOffice.org_project/413m1$Build-9783</meta:generator>
    <meta:document-statistic meta:table-count="0" meta:image-count="0" meta:object-count="0" meta:page-count="2" meta:paragraph-count="26" meta:word-count="619" meta:character-count="34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